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85" calcext:value-type="float">
            <text:p>885</text:p>
          </table:table-cell>
          <table:table-cell table:style-name="ce5" table:formula="of:=[.D2]" office:value-type="float" office:value="885" calcext:value-type="float">
            <text:p>885.0</text:p>
          </table:table-cell>
          <table:table-cell/>
          <table:table-cell table:style-name="ce6"/>
          <table:table-cell table:style-name="ce32" table:formula="of:=[.T9]" office:value-type="float" office:value="7283479.62771" calcext:value-type="float">
            <text:p>7,283,480</text:p>
          </table:table-cell>
          <table:table-cell table:style-name="ce11" table:formula="of:=[.U9]" office:value-type="float" office:value="527226.744" calcext:value-type="float">
            <text:p>527,22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D2]*10*(1+[.AX15]))" office:value-type="float" office:value="12991" calcext:value-type="float">
            <text:p>12991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31.3949166666667" calcext:value-type="float">
            <text:p>31.4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51" calcext:value-type="float">
            <text:p>32.51</text:p>
          </table:table-cell>
          <table:table-cell table:style-name="ce12" table:formula="of:=[.T10]" office:value-type="percentage" office:value="32.51" calcext:value-type="percentage">
            <text:p>325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2" table:formula="of:=[.AI3]*2.20462" office:value-type="float" office:value="119.04948" calcext:value-type="float">
            <text:p>119.05</text:p>
          </table:table-cell>
          <table:table-cell table:style-name="ce42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2" table:formula="of:=[.AI4]*2.20462" office:value-type="float" office:value="224.87124" calcext:value-type="float">
            <text:p>224.87</text:p>
          </table:table-cell>
          <table:table-cell table:style-name="ce42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2" table:formula="of:=SUM([.AJ3:.AJ4])" office:value-type="float" office:value="343.92072" calcext:value-type="float">
            <text:p>343.92</text:p>
          </table:table-cell>
          <table:table-cell table:style-name="ce42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55" calcext:value-type="float">
            <text:p>855</text:p>
          </table:table-cell>
          <table:table-cell table:style-name="ce5" table:formula="of:=[.D6]*(1+[.AC15])" office:value-type="float" office:value="11457" calcext:value-type="float">
            <text:p>11457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2829634.665" calcext:value-type="float">
            <text:p>2829634.66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7283479.62771" calcext:value-type="float">
            <text:p>7283479.62771</text:p>
          </table:table-cell>
          <table:table-cell table:style-name="ce6" table:formula="of:=([.R11]+[.R12])/2" office:value-type="float" office:value="527226.744" calcext:value-type="float">
            <text:p>527226.7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1737324.59042" calcext:value-type="float">
            <text:p>11737324.5904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51" calcext:value-type="percentage">
            <text:p>3251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784406677089" calcext:value-type="percentage">
            <text:p>97.5%</text:p>
          </table:table-cell>
          <table:table-cell table:formula="of:=1/(1-[.P11])" office:value-type="float" office:value="39.658" calcext:value-type="float">
            <text:p>39.658</text:p>
          </table:table-cell>
          <table:table-cell table:formula="of:=[.$R$2]/(1/(1+[.$N$15]+[.$AU$15]))" office:value-type="float" office:value="506778.91" calcext:value-type="float">
            <text:p>506778.9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279709663646" calcext:value-type="percentage">
            <text:p>97.6%</text:p>
          </table:table-cell>
          <table:table-cell table:formula="of:=1/(1-[.P12])" office:value-type="float" office:value="42.158" calcext:value-type="float">
            <text:p>42.158</text:p>
          </table:table-cell>
          <table:table-cell table:formula="of:=[.$R$2]/(1/(1+[.$N$15]+[.$AI$15]+[.$AU$15]))" office:value-type="float" office:value="547674.578" calcext:value-type="float">
            <text:p>547674.57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532058170368" calcext:value-type="percentage">
            <text:p>97.6%</text:p>
          </table:table-cell>
          <table:table-cell table:style-name="ce14" table:formula="of:=([.Q11]+[.Q12])/2" office:value-type="float" office:value="40.908" calcext:value-type="float">
            <text:p>40.9</text:p>
          </table:table-cell>
          <table:table-cell table:style-name="ce14" table:formula="of:=([.R11]+[.R12])/2" office:value-type="float" office:value="527226.744" calcext:value-type="float">
            <text:p>527226.7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2" calcext:value-type="percentage">
            <text:p>7.2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2" calcext:value-type="percentage">
            <text:p>5.2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51" calcext:value-type="percentage">
            <text:p>325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48" calcext:value-type="percentage">
            <text:p>31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48" calcext:value-type="percentage">
            <text:p>6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31" calcext:value-type="percentage">
            <text:p>53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68" calcext:value-type="percentage">
            <text:p>46.8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C18]+([.B18]-1)*20" office:value-type="float" office:value="67" calcext:value-type="float">
            <text:p>67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5" table:formula="of:=([.L20]+[.M20]*[.$D20])" office:value-type="percentage" office:value="0.85" calcext:value-type="percentage">
            <text:p>85.00%</text:p>
          </table:table-cell>
          <table:table-cell table:style-name="ce35" table:formula="of:=[.N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U20]+[.V20]*[.$D20])*[.$I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A20]+[.AB20]*[.$D20])*[.$I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4" table:formula="of:=[.C22]+([.B22]-1)*20" office:value-type="float" office:value="67" calcext:value-type="float">
            <text:p>67</text:p>
          </table:table-cell>
          <table:table-cell table:style-name="ce4" table:number-columns-repeated="4"/>
          <table:table-cell table:style-name="ce36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7" table:formula="of:=([.O23]+[.P23]*[.$D23])" office:value-type="percentage" office:value="1.35" calcext:value-type="percentage">
            <text:p>135.00%</text:p>
          </table:table-cell>
          <table:table-cell table:style-name="ce37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G23]+[.AH23]*[.$D23])*[.$I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8" table:formula="of:=([.R24]+[.S24]*[.$D24])" office:value-type="percentage" office:value="1.1" calcext:value-type="percentage">
            <text:p>110.00%</text:p>
          </table:table-cell>
          <table:table-cell table:style-name="ce38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6" calcext:value-type="float">
            <text:p>26</text:p>
          </table:table-cell>
          <table:table-cell table:style-name="ce16" table:formula="of:=[.C26]+([.B26]-1)*20" office:value-type="float" office:value="66" calcext:value-type="float">
            <text:p>66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0" calcext:value-type="float">
            <text:p>36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4" table:formula="of:=([.L30]+[.M30]*[.$D30])" office:value-type="percentage" office:value="1.35" calcext:value-type="percentage">
            <text:p>135.00%</text:p>
          </table:table-cell>
          <table:table-cell table:style-name="ce34" table:formula="of:=[.N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C33]+([.B33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4" table:formula="of:=[.C34]+([.B34]-1)*20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C36]+([.B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C37]+([.B37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7" table:formula="of:=([.AP37]+[.AQ37]*[.$D37])" office:value-type="percentage" office:value="0.59" calcext:value-type="percentage">
            <text:p>59.00%</text:p>
          </table:table-cell>
          <table:table-cell table:style-name="ce37" table:formula="of:=[.AR37]" office:value-type="percentage" office:value="5.31" calcext:value-type="percentage">
            <text:p>531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P37]+[.AQ37]*[.$D37])*[.$I37]" office:value-type="percentage" office:value="5.31" calcext:value-type="percentage">
            <text:p>531.0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9" table:formula="of:=([.AD38]+[.AE38]*[.$D38])" office:value-type="percentage" office:value="0.65" calcext:value-type="percentage">
            <text:p>65.00%</text:p>
          </table:table-cell>
          <table:table-cell table:style-name="ce39" table:formula="of:=[.AF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C39]+([.B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7" table:formula="of:=([.R39]+[.S39]*[.$D39])" office:value-type="percentage" office:value="0.845" calcext:value-type="percentage">
            <text:p>84.50%</text:p>
          </table:table-cell>
          <table:table-cell table:style-name="ce37" table:formula="of:=[.T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39]+[.S39]*[.$D39])*[.$I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14" calcext:value-type="float">
            <text:p>114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" table:formula="of:=[.C42]+([.B42]-1)*20" office:value-type="float" office:value="26" calcext:value-type="float">
            <text:p>26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formula="of:=[.C43]+([.B43]-1)*20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9" calcext:value-type="percentage">
            <text:p>39.00%</text:p>
          </table:table-cell>
          <table:table-cell table:style-name="ce9" table:formula="of:=[.N43]" office:value-type="percentage" office:value="3.12" calcext:value-type="percentage">
            <text:p>31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3.12" calcext:value-type="percentage">
            <text:p>31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" table:formula="of:=[.C44]+([.B44]-1)*20" office:value-type="float" office:value="30" calcext:value-type="float">
            <text:p>3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C45]+([.B45]-1)*20" office:value-type="float" office:value="23" calcext:value-type="float">
            <text:p>2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C46]+([.B46]-1)*20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8" table:formula="of:=([.L46]+[.M46]*[.$D46])" office:value-type="percentage" office:value="0.26" calcext:value-type="percentage">
            <text:p>26.00%</text:p>
          </table:table-cell>
          <table:table-cell table:style-name="ce38" table:formula="of:=[.N46]" office:value-type="percentage" office:value="2.34" calcext:value-type="percentage">
            <text:p>23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L46]+[.M46]*[.$D46])*[.$I46]" office:value-type="percentage" office:value="2.34" calcext:value-type="percentage">
            <text:p>23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G46]+[.AH46]*[.$D46])*[.$I46]" office:value-type="percentage" office:value="0.648" calcext:value-type="percentage">
            <text:p>64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J46]+[.AK46]*[.$D46])*[.$I46]" office:value-type="percentage" office:value="0.648" calcext:value-type="percentage">
            <text:p>64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V46]+[.AW46]*[.$D46])*[.$I46]" office:value-type="percentage" office:value="0.468" calcext:value-type="percentage">
            <text:p>46.8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C47]+([.B47]-1)*20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35" calcext:value-type="float">
            <text:p>1735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1]+([.B51]-1)*2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55]+([.B55]-1)*20" office:value-type="float" office:value="9" calcext:value-type="float">
            <text:p>9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0]+([.B60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21]+([.B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60 - The Azarinth Sentinel" calcext:value-type="string">
            <text:p>Class 1: 360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60" calcext:value-type="float">
            <text:p>360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60 - Kin of Ash" calcext:value-type="string">
            <text:p>Class 2: 360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60" calcext:value-type="float">
            <text:p>360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114 - The Faen Valkyrie" calcext:value-type="string">
            <text:p>Class 3: 114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114" calcext:value-type="float">
            <text:p>114</text:p>
          </table:table-cell>
          <table:table-cell table:formula="of:=LEN([.C125])" office:value-type="float" office:value="3" calcext:value-type="float">
            <text:p>3</text:p>
          </table:table-cell>
          <table:table-cell table:formula="of:=REPT(&quot; &quot;; MAX([.$D$123:.$D$125])-[.D12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885" calcext:value-type="string">
            <text:p>Vit: <text:s/>885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55 [11,457.0]" calcext:value-type="string">
            <text:p>Int: <text:s/>855 [11,457.0]</text:p>
          </table:table-cell>
          <table:table-cell table:number-columns-repeated="3"/>
          <table:table-cell table:formula="of:=[.D6]" office:value-type="float" office:value="855" calcext:value-type="float">
            <text:p>85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1,457.0" calcext:value-type="string">
            <text:p>11,457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51.0%" calcext:value-type="string">
            <text:p>Resilience: 3,251.0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51.0%" calcext:value-type="string">
            <text:p>3,251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6.0%" calcext:value-type="string">
            <text:p>Damage+: <text:s text:c="3"/>1,556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6.0%" calcext:value-type="string">
            <text:p>1,556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2,991" calcext:value-type="string">
            <text:p>Health: <text:s/>12,991</text:p>
          </table:table-cell>
          <table:table-cell table:formula="of:=TEXT([.R2];&quot;#,##0&quot;)" office:value-type="string" office:string-value="12,991" calcext:value-type="string">
            <text:p>12,991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31.4]" calcext:value-type="string">
            <text:p>hp/sec: <text:s/>0.27% [31.4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31.4" calcext:value-type="string">
            <text:p>31.4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8]" calcext:value-type="string">
            <text:p>w/Med: <text:s text:c="2"/>0.27% [54.8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8" calcext:value-type="string">
            <text:p>54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53% [hp x 40.91]" calcext:value-type="string">
            <text:p>Mitigation: <text:s text:c="6"/>97.553% [hp x 40.91]</text:p>
          </table:table-cell>
          <table:table-cell/>
          <table:table-cell table:formula="of:=TEXT([.P13];&quot;#,##0.000%&quot;)" office:value-type="string" office:string-value="97.553%" calcext:value-type="string">
            <text:p>97.553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91" calcext:value-type="string">
            <text:p>40.91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527,226.7" calcext:value-type="string">
            <text:p>Effective Health: 527,226.7</text:p>
          </table:table-cell>
          <table:table-cell/>
          <table:table-cell table:formula="of:=TEXT([.R13];&quot;#,##0.0&quot;)" office:value-type="string" office:string-value="527,226.7" calcext:value-type="string">
            <text:p>527,226.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7 Absolute Destruction     x3 " calcext:value-type="string">
            <text:p>3-27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7" calcext:value-type="float">
            <text:p>27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7 Sentinel Sphere          x1 " calcext:value-type="string">
            <text:p>3-27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7" calcext:value-type="float">
            <text:p>27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6 Azarinth Perception      x8 " calcext:value-type="string">
            <text:p>3-26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6" calcext:value-type="float">
            <text:p>26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4 Heart of Cinder          x9 " calcext:value-type="string">
            <text:p>3-24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4" calcext:value-type="float">
            <text:p>24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21 Storm of Cinders         x2 " calcext:value-type="string">
            <text:p>3-21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21" calcext:value-type="float">
            <text:p>21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6 Ashen Wings              x9 " calcext:value-type="string">
            <text:p>3-26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6" calcext:value-type="float">
            <text:p>26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8 Eyes of Ash              x9 [59.0% =&gt; 531.0% Perception]" calcext:value-type="string">
            <text:p>3-18 Eyes of Ash <text:s text:c="13"/>x9 [59.0% =&gt; 531.0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8" calcext:value-type="float">
            <text:p>18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9.0% =&gt; 531.0%" calcext:value-type="string">
            <text:p>59.0% =&gt; 531.0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9" calcext:value-type="float">
            <text:p>29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2-6  Force                    x2 " calcext:value-type="string">
            <text:p>2-6 <text:s/>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6" calcext:value-type="float">
            <text:p>6</text:p>
          </table:table-cell>
          <table:table-cell table:formula="of:=IF([.H180]&lt;10; &quot;  &quot;; &quot; &quot;)" office:value-type="string" office:string-value="  " calcext:value-type="string">
            <text:p><text:s text:c="2"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8  Flare of Creation        x8 [39.0% =&gt; 312.0% Resilience]" calcext:value-type="string">
            <text:p>2-8 <text:s/>Flare of Creation <text:s text:c="7"/>x8 [39.0% =&gt; 31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8" calcext:value-type="float">
            <text:p>8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9.0% =&gt; 312.0%" calcext:value-type="string">
            <text:p>39.0% =&gt; 31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10 Displacement             x2 " calcext:value-type="string">
            <text:p>2-10 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0" calcext:value-type="float">
            <text:p>10</text:p>
          </table:table-cell>
          <table:table-cell table:formula="of:=IF([.H182]&lt;10; &quot;  &quot;; &quot; &quot;)" office:value-type="string" office:string-value=" " calcext:value-type="string">
            <text:p><text:s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3  Space Shift              x2 " calcext:value-type="string">
            <text:p>2-3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3" calcext:value-type="float">
            <text:p>3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6.0% =&gt; 234.0%" calcext:value-type="string">
            <text:p>26.0% =&gt; 23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2% =&gt; 64.8%" calcext:value-type="string">
            <text:p>7.2% =&gt; 64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4.8%" calcext:value-type="string">
            <text:p>5.0% =&gt; 64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2% =&gt; 46.8%" calcext:value-type="string">
            <text:p>5.2% =&gt; 46.8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17 Space Awareness          x8 " calcext:value-type="string">
            <text:p>1-17 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7" calcext:value-type="float">
            <text:p>17</text:p>
          </table:table-cell>
          <table:table-cell table:formula="of:=IF([.H185]&lt;10; &quot;  &quot;; &quot; &quot;)" office:value-type="string" office:string-value=" " calcext:value-type="string">
            <text:p><text:s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1 Deviant of Humanity" calcext:value-type="string">
            <text:p>1-11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1" calcext:value-type="float">
            <text:p>11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9  Harmony of the Drowned" calcext:value-type="string">
            <text:p>1-9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9" calcext:value-type="float">
            <text:p>9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3  Monster Hunter" calcext:value-type="string">
            <text:p>3-3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3" calcext:value-type="float">
            <text:p>3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3  Wood Magic Resistance" calcext:value-type="string">
            <text:p>2-3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3" calcext:value-type="float">
            <text:p>3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A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A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&quot;; [.A38] ;&quot;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A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A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60 - The Azarinth Sentinel" calcext:value-type="string">
            <text:p>Class 1: 360 - The Azarinth Sentinel</text:p>
          </table:table-cell>
        </table:table-row>
        <table:table-row table:style-name="ro1">
          <table:table-cell table:formula="of:=[$Calculations.A124]" office:value-type="string" office:string-value="Class 2: 360 - Kin of Ash" calcext:value-type="string">
            <text:p>Class 2: 360 - Kin of Ash</text:p>
          </table:table-cell>
        </table:table-row>
        <table:table-row table:style-name="ro1">
          <table:table-cell table:formula="of:=[$Calculations.A125]" office:value-type="string" office:string-value="Class 3: 114 - The Faen Valkyrie" calcext:value-type="string">
            <text:p>Class 3: 114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885" calcext:value-type="string">
            <text:p>Vit: <text:s/>885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55 [11,457.0]" calcext:value-type="string">
            <text:p>Int: <text:s/>855 [11,457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51.0%" calcext:value-type="string">
            <text:p>Resilience: 3,251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2,991" calcext:value-type="string">
            <text:p>Health: <text:s/>12,991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31.4]" calcext:value-type="string">
            <text:p>hp/sec: <text:s/>0.27% [31.4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53% [hp x 40.91]" calcext:value-type="string">
            <text:p>Mitigation: <text:s text:c="6"/>97.553% [hp x 40.91]</text:p>
          </table:table-cell>
        </table:table-row>
        <table:table-row table:style-name="ro1">
          <table:table-cell table:formula="of:=[$Calculations.A153]" office:value-type="string" office:string-value="Effective Health: 527,226.7" calcext:value-type="string">
            <text:p>Effective Health: 527,226.7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7 Absolute Destruction     x3 " calcext:value-type="string">
            <text:p>3-27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7 Sentinel Sphere          x1 " calcext:value-type="string">
            <text:p>3-27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6 Azarinth Perception      x8 " calcext:value-type="string">
            <text:p>3-26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4 Heart of Cinder          x9 " calcext:value-type="string">
            <text:p>3-24 Heart of Cinder <text:s text:c="9"/>x9 </text:p>
          </table:table-cell>
        </table:table-row>
        <table:table-row table:style-name="ro1">
          <table:table-cell table:formula="of:=[$Calculations.A172]" office:value-type="string" office:string-value="3-21 Storm of Cinders         x2 " calcext:value-type="string">
            <text:p>3-21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175]" office:value-type="string" office:string-value="3-18 Eyes of Ash              x9 [59.0% =&gt; 531.0% Perception]" calcext:value-type="string">
            <text:p>3-18 Eyes of Ash <text:s text:c="13"/>x9 [59.0% =&gt; 531.0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2-6  Force                    x2 " calcext:value-type="string">
            <text:p>2-6 <text:s/>Force <text:s text:c="19"/>x2 </text:p>
          </table:table-cell>
        </table:table-row>
        <table:table-row table:style-name="ro1">
          <table:table-cell table:formula="of:=[$Calculations.A181]" office:value-type="string" office:string-value="2-8  Flare of Creation        x8 [39.0% =&gt; 312.0% Resilience]" calcext:value-type="string">
            <text:p>2-8 <text:s/>Flare of Creation <text:s text:c="7"/>x8 [39.0% =&gt; 312.0% Resilience]</text:p>
          </table:table-cell>
        </table:table-row>
        <table:table-row table:style-name="ro1">
          <table:table-cell table:formula="of:=[$Calculations.A182]" office:value-type="string" office:string-value="2-10 Displacement             x2 " calcext:value-type="string">
            <text:p>2-10 Displacement <text:s text:c="12"/>x2 </text:p>
          </table:table-cell>
        </table:table-row>
        <table:table-row table:style-name="ro1">
          <table:table-cell table:formula="of:=[$Calculations.A183]" office:value-type="string" office:string-value="2-3  Space Shift              x2 " calcext:value-type="string">
            <text:p>2-3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</table:table-row>
        <table:table-row table:style-name="ro1">
          <table:table-cell table:formula="of:=[$Calculations.A185]" office:value-type="string" office:string-value="1-17 Space Awareness          x8 " calcext:value-type="string">
            <text:p>1-17 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3  Monster Hunter" calcext:value-type="string">
            <text:p>3-3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7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8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9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1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3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4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5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9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2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3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4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5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7:24:01.160000000</dc:date>
    <meta:generator>LibreOffice/7.0.5.2$Windows_X86_64 LibreOffice_project/64390860c6cd0aca4beafafcfd84613dd9dfb63a</meta:generator>
    <meta:editing-duration>PT8H18M50S</meta:editing-duration>
    <meta:editing-cycles>68</meta:editing-cycles>
    <meta:document-statistic meta:table-count="2" meta:cell-count="1640" meta:object-count="0"/>
    <meta:user-defined meta:name="AppVersion">16.0300</meta:user-defined>
  </office:meta>
</office:document-meta>
</file>